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046c86" officeooo:paragraph-rsid="00046c86" style:font-style-asian="italic" style:font-style-complex="italic"/>
    </style:style>
    <style:style style:name="P2" style:family="paragraph" style:parent-style-name="Standard">
      <style:text-properties fo:font-style="normal" style:text-underline-style="none" officeooo:rsid="00046c86" officeooo:paragraph-rsid="00046c86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046c86" officeooo:paragraph-rsid="00052fa8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052fa8" officeooo:paragraph-rsid="00052fa8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52fa8" officeooo:paragraph-rsid="00071c92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0a8971" officeooo:paragraph-rsid="000a8971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0c648b" officeooo:paragraph-rsid="000c648b" style:font-style-asian="normal" style:font-style-complex="normal"/>
    </style:style>
    <style:style style:name="P8" style:family="paragraph" style:parent-style-name="Standard">
      <style:text-properties officeooo:rsid="00071c92" officeooo:paragraph-rsid="00071c92"/>
    </style:style>
    <style:style style:name="P9" style:family="paragraph" style:parent-style-name="Standard" style:list-style-name="L1">
      <style:text-properties fo:font-style="normal" style:text-underline-style="none" officeooo:rsid="00046c86" officeooo:paragraph-rsid="00046c86" style:font-style-asian="normal" style:font-style-complex="normal"/>
    </style:style>
    <style:style style:name="P10" style:family="paragraph" style:parent-style-name="Standard" style:list-style-name="L2">
      <style:text-properties fo:font-style="normal" style:text-underline-style="none" officeooo:rsid="00046c86" officeooo:paragraph-rsid="00046c86" style:font-style-asian="normal" style:font-style-complex="normal"/>
    </style:style>
    <style:style style:name="P11" style:family="paragraph" style:parent-style-name="Standard" style:list-style-name="L3">
      <style:text-properties fo:font-style="normal" style:text-underline-style="none" officeooo:rsid="00046c86" officeooo:paragraph-rsid="00046c86" style:font-style-asian="normal" style:font-style-complex="normal"/>
    </style:style>
    <style:style style:name="P12" style:family="paragraph" style:parent-style-name="Standard" style:list-style-name="L4">
      <style:text-properties fo:font-style="normal" style:text-underline-style="none" officeooo:rsid="00046c86" officeooo:paragraph-rsid="00046c86" style:font-style-asian="normal" style:font-style-complex="normal"/>
    </style:style>
    <style:style style:name="P13" style:family="paragraph" style:parent-style-name="Standard" style:list-style-name="L5">
      <style:text-properties fo:font-style="normal" style:text-underline-style="none" officeooo:rsid="00046c86" officeooo:paragraph-rsid="00046c86" style:font-style-asian="normal" style:font-style-complex="normal"/>
    </style:style>
    <style:style style:name="P14" style:family="paragraph" style:parent-style-name="Standard" style:list-style-name="L6">
      <style:text-properties fo:font-style="normal" style:text-underline-style="none" officeooo:rsid="00046c86" officeooo:paragraph-rsid="00046c86" style:font-style-asian="normal" style:font-style-complex="normal"/>
    </style:style>
    <style:style style:name="P15" style:family="paragraph" style:parent-style-name="Standard" style:list-style-name="L7">
      <style:text-properties fo:font-style="normal" style:text-underline-style="none" officeooo:rsid="00046c86" officeooo:paragraph-rsid="00046c86" style:font-style-asian="normal" style:font-style-complex="normal"/>
    </style:style>
    <style:style style:name="P16" style:family="paragraph" style:parent-style-name="Standard" style:list-style-name="L8">
      <style:text-properties fo:font-style="normal" style:text-underline-style="none" officeooo:rsid="00046c86" officeooo:paragraph-rsid="00046c86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officeooo:rsid="00046c86" officeooo:paragraph-rsid="00046c86" style:font-style-asian="normal" style:font-style-complex="normal"/>
    </style:style>
    <style:style style:name="P18" style:family="paragraph" style:parent-style-name="Standard" style:list-style-name="L11">
      <style:text-properties fo:font-style="normal" style:text-underline-style="none" officeooo:rsid="00052fa8" officeooo:paragraph-rsid="00052fa8" style:font-style-asian="normal" style:font-style-complex="normal"/>
    </style:style>
    <style:style style:name="P19" style:family="paragraph" style:parent-style-name="Standard" style:list-style-name="L12">
      <style:text-properties fo:font-style="normal" style:text-underline-style="none" officeooo:rsid="00052fa8" officeooo:paragraph-rsid="00052fa8" style:font-style-asian="normal" style:font-style-complex="normal"/>
    </style:style>
    <style:style style:name="P20" style:family="paragraph" style:parent-style-name="Standard" style:list-style-name="L12">
      <style:text-properties fo:font-style="normal" style:text-underline-style="none" officeooo:rsid="00052fa8" officeooo:paragraph-rsid="00071c92" style:font-style-asian="normal" style:font-style-complex="normal"/>
    </style:style>
    <style:style style:name="P21" style:family="paragraph" style:parent-style-name="Standard" style:list-style-name="L13">
      <style:text-properties fo:font-style="normal" style:text-underline-style="none" officeooo:rsid="00100c40" officeooo:paragraph-rsid="00100c40" style:font-style-asian="normal" style:font-style-complex="normal"/>
    </style:style>
    <style:style style:name="P22" style:family="paragraph" style:parent-style-name="Standard" style:list-style-name="L13">
      <style:text-properties fo:font-style="normal" style:text-underline-style="none" officeooo:rsid="00100c40" officeooo:paragraph-rsid="0015c9c1" style:font-style-asian="normal" style:font-style-complex="normal"/>
    </style:style>
    <style:style style:name="P23" style:family="paragraph" style:parent-style-name="Standard" style:list-style-name="L15">
      <style:text-properties fo:font-style="normal" style:text-underline-style="none" officeooo:rsid="000a8971" officeooo:paragraph-rsid="000a8971" style:font-style-asian="normal" style:font-style-complex="normal"/>
    </style:style>
    <style:style style:name="P24" style:family="paragraph" style:parent-style-name="Standard" style:list-style-name="L16">
      <style:text-properties fo:font-style="normal" style:text-underline-style="none" officeooo:rsid="000e5c3a" officeooo:paragraph-rsid="000e5c3a" style:font-style-asian="normal" style:font-style-complex="normal"/>
    </style:style>
    <style:style style:name="P25" style:family="paragraph" style:parent-style-name="Standard" style:list-style-name="L17">
      <style:text-properties fo:font-style="normal" style:text-underline-style="none" officeooo:rsid="000c648b" officeooo:paragraph-rsid="000c648b" style:font-style-asian="normal" style:font-style-complex="normal"/>
    </style:style>
    <style:style style:name="P26" style:family="paragraph" style:parent-style-name="Standard" style:list-style-name="L11">
      <style:text-properties fo:font-style="normal" style:text-underline-style="none" officeooo:rsid="0015df09" officeooo:paragraph-rsid="0015df09" style:font-style-asian="normal" style:font-style-complex="normal"/>
    </style:style>
    <style:style style:name="P27" style:family="paragraph" style:parent-style-name="Standard" style:list-style-name="L9">
      <style:text-properties officeooo:paragraph-rsid="00052fa8"/>
    </style:style>
    <style:style style:name="P28" style:family="paragraph" style:parent-style-name="Standard" style:list-style-name="L12">
      <style:text-properties officeooo:rsid="00071c92" officeooo:paragraph-rsid="00071c92"/>
    </style:style>
    <style:style style:name="P29" style:family="paragraph" style:parent-style-name="Standard" style:list-style-name="L14">
      <style:text-properties officeooo:rsid="00071c92" officeooo:paragraph-rsid="00071c92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052fa8" style:font-style-asian="normal" style:font-style-complex="normal"/>
    </style:style>
    <style:style style:name="T3" style:family="text">
      <style:text-properties officeooo:rsid="0008385c"/>
    </style:style>
    <style:style style:name="T4" style:family="text">
      <style:text-properties officeooo:rsid="000c648b"/>
    </style:style>
    <style:style style:name="T5" style:family="text">
      <style:text-properties officeooo:rsid="000e5c3a"/>
    </style:style>
    <style:style style:name="T6" style:family="text">
      <style:text-properties officeooo:rsid="00100c40"/>
    </style:style>
    <style:style style:name="T7" style:family="text">
      <style:text-properties officeooo:rsid="00116d77"/>
    </style:style>
    <style:style style:name="T8" style:family="text">
      <style:text-properties officeooo:rsid="001252b9"/>
    </style:style>
    <style:style style:name="T9" style:family="text">
      <style:text-properties officeooo:rsid="0015a39e"/>
    </style:style>
    <style:style style:name="T10" style:family="text">
      <style:text-properties officeooo:rsid="0015c9c1"/>
    </style:style>
    <style:style style:name="T11" style:family="text">
      <style:text-properties officeooo:rsid="0017bf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INSTALLER</text:p>
      <text:list xml:id="list484729532072695179" text:style-name="L1">
        <text:list-item>
          <text:p text:style-name="P9"><text:a xlink:type="simple" xlink:href="http://wiki.ros.org/indigo/Installation/Ubuntu">http://wiki.ros.org/indigo/Installation/Ubuntu</text:a></text:p>
        </text:list-item>
      </text:list>
      <text:p text:style-name="P2"/>
      <text:p text:style-name="P2"><text:tab/>Turtlebot</text:p>
      <text:list xml:id="list277261577856285570" text:style-name="L2">
        <text:list-item>
          <text:p text:style-name="P10">sudo apt-get install ros-indigo-turtlebot*</text:p>
        </text:list-item>
      </text:list>
      <text:p text:style-name="P2"/>
      <text:p text:style-name="P1">LAUNCH GAZEBO</text:p>
      <text:list xml:id="list5646071927053371882" text:style-name="L3">
        <text:list-item>
          <text:p text:style-name="P11">roslaunch turtlebot_gazebo turtlebot_world.launch</text:p>
        </text:list-item>
      </text:list>
      <text:p text:style-name="P2"/>
      <text:p text:style-name="P1">CONTROL</text:p>
      <text:list xml:id="list1371846134379213780" text:style-name="L4">
        <text:list-item>
          <text:p text:style-name="P12">New Terminal (ctrl+t)</text:p>
        </text:list-item>
        <text:list-item>
          <text:p text:style-name="P12">roslaunch kobuki_keyop keyop.launch</text:p>
        </text:list-item>
      </text:list>
      <text:p text:style-name="P2"/>
      <text:p text:style-name="P2">BUILD MAPPING</text:p>
      <text:list xml:id="list6032793429815662651" text:style-name="L5">
        <text:list-item>
          <text:p text:style-name="P13">New Terminal (ctrl+t)</text:p>
        </text:list-item>
        <text:list-item>
          <text:p text:style-name="P13">roslaunch turtlebot_gazebo gmapping_demo.launch</text:p>
        </text:list-item>
      </text:list>
      <text:p text:style-name="P2"/>
      <text:p text:style-name="P2">VISUALIZE</text:p>
      <text:list xml:id="list5479450417487905468" text:style-name="L6">
        <text:list-item>
          <text:p text:style-name="P14">New Terminal (ctrl+t)</text:p>
        </text:list-item>
        <text:list-item>
          <text:p text:style-name="P14">roslaunch turtlebot_rviz_launchers view_navigation.launch</text:p>
        </text:list-item>
      </text:list>
      <text:p text:style-name="P2"/>
      <text:p text:style-name="P2">SAVE FILE MAPPING</text:p>
      <text:list xml:id="list421274791100417363" text:style-name="L7">
        <text:list-item>
          <text:p text:style-name="P15">New Terminal (ctrl+t)</text:p>
        </text:list-item>
        <text:list-item>
          <text:p text:style-name="P15">rosrun map_server map_saver -f &lt;namefile&gt;</text:p>
        </text:list-item>
      </text:list>
      <text:p text:style-name="P2"/>
      <text:p text:style-name="P2">AUTONOMOUS</text:p>
      <text:list xml:id="list1871622081443829054" text:style-name="L8">
        <text:list-item>
          <text:p text:style-name="P16">New Terminal (ctrl+t)</text:p>
        </text:list-item>
        <text:list-item>
          <text:p text:style-name="P16">close control (ctrl+c)</text:p>
        </text:list-item>
        <text:list-item>
          <text:p text:style-name="P16">close build mapping (ctrl+c)</text:p>
        </text:list-item>
        <text:list-item>
          <text:p text:style-name="P16">roslaunch turtlebot_gazebo amcl_demo.launch map_<text:a xlink:type="simple" xlink:href="../../../=home/amri/">file:=/home/amri/</text:a>&lt;namefile&gt;.yaml</text:p>
        </text:list-item>
      </text:list>
      <text:p text:style-name="P2"/>
      <text:p text:style-name="P3">SPEED CONTROL TURTLEBOT</text:p>
      <text:list xml:id="list7588795478353496162" text:style-name="L9">
        <text:list-item>
          <text:p text:style-name="P27">cd /opt/ros/kinetic/share/turtlebot_navigation/param</text:p>
        </text:list-item>
        <text:list-item>
          <text:p text:style-name="P27">sudo gedit dwa_local_planner_params.yaml</text:p>
        </text:list-item>
        <text:list-item>
          <text:p text:style-name="P27">max_rot_vel: 0.5 # 5choose slightly less than the base's capability min_rot_vel: 0.2 # 0.4 this is the min angular velocity when there is negligible translational velocity rot_stopped_vel: 0.2</text:p>
        </text:list-item>
      </text:list>
      <text:p text:style-name="P2"/>
      <text:p text:style-name="P2">RECORD SCREEN INSTALLER</text:p>
      <text:list xml:id="list5383362211582875116" text:style-name="L10">
        <text:list-item>
          <text:p text:style-name="P17">sudo add-apt-repository ppa:maarten-baert/simplescreenrecorder</text:p>
        </text:list-item>
        <text:list-item>
          <text:p text:style-name="P17">sudo apt-get update</text:p>
        </text:list-item>
        <text:list-item>
          <text:p text:style-name="P17">sudo apt-get install simplescreenrecorder</text:p>
        </text:list-item>
      </text:list>
      <text:p text:style-name="P2"/>
      <text:p text:style-name="P2">TURTLEBOT RECOGNITION AND LOCLIZATION</text:p>
      <text:list xml:id="list8670628259938023775" text:style-name="L11">
        <text:list-item>
          <text:p text:style-name="P18"><text:a xlink:type="simple" xlink:href="https://github.com/introlab/find-object/blob/master/launch/find_object_3d_kinect2.launch">h</text:a><text:a xlink:type="simple" xlink:href="https://github.com/introlab/find-object/blob/master/launch/find_object_3d_kinect2.launch">ttps://github.com/introlab/find-object/blob/master/launch/find_object_3d_kinect2.launch</text:a></text:p>
        </text:list-item>
        <text:list-item>
          <text:p text:style-name="P18"><text:a xlink:type="simple" xlink:href="http://wiki.ros.org/find_object_2d">http://wiki.ros.org/find_object_2d</text:a></text:p>
        </text:list-item>
        <text:list-item>
          <text:p text:style-name="P26">sudo apt-get install ros-indigo-find-object-2d</text:p>
        </text:list-item>
        <text:list-item>
          <text:p text:style-name="P26">roslaunch find_<text:span text:style-name="T11">object_3d</text:span>.launch</text:p>
        </text:list-item>
      </text:list>
      <text:p text:style-name="P4"/>
      <text:p text:style-name="P4"/>
      <text:p text:style-name="P4"><text:soft-page-break/></text:p>
      <text:p text:style-name="P4">SPEECH RECOGNITION <text:span text:style-name="T9">INSATLL</text:span></text:p>
      <text:list xml:id="list4498096974400701158" text:style-name="L12">
        <text:list-item>
          <text:p text:style-name="P19"><text:span text:style-name="T3">sudo </text:span>pip3 install SpeechRecognition</text:p>
        </text:list-item>
        <text:list-item>
          <text:p text:style-name="P19">sudo apt-get install python-pyaudio</text:p>
        </text:list-item>
        <text:list-item>
          <text:p text:style-name="P20">sudo apt-get install python3-pyaudio</text:p>
        </text:list-item>
        <text:list-item>
          <text:p text:style-name="P28"><text:span text:style-name="T2">sudo apt-get install libasound-dev portaudio19-dev libportaudio2</text:span><text:span text:style-name="T1"> ibportaudiocpp0</text:span></text:p>
        </text:list-item>
        <text:list-item>
          <text:p text:style-name="P20">sudo apt-get install ffmpeg libav-tools</text:p>
        </text:list-item>
        <text:list-item>
          <text:p text:style-name="P20">pip3 install PyAudio</text:p>
        </text:list-item>
      </text:list>
      <text:p text:style-name="P5"/>
      <text:p text:style-name="P5"><text:tab/><text:span text:style-name="T6">connect speech</text:span></text:p>
      <text:list xml:id="list1522923126755080262" text:style-name="L13">
        <text:list-item>
          <text:p text:style-name="P21">cd task<text:span text:style-name="T7">\ </text:span>4/ <text:s text:c="8"/><text:span text:style-name="T10">(cd NameYourFileDirectoryToYour .py file)</text:span></text:p>
        </text:list-item>
        <text:list-item>
          <text:p text:style-name="P22">cd Speechrecog/<text:tab/> <text:s/><text:span text:style-name="T10">(My .py file in home/task 4/Speechrecog)</text:span></text:p>
        </text:list-item>
        <text:list-item>
          <text:p text:style-name="P21">python3 speechrecog.py <text:s/><text:span text:style-name="T10">(Then Run this code)</text:span></text:p>
        </text:list-item>
      </text:list>
      <text:p text:style-name="P8"/>
      <text:p text:style-name="P5"><text:tab/>WEBSITE</text:p>
      <text:list xml:id="list2898440880309486288" text:style-name="L14">
        <text:list-item>
          <text:p text:style-name="P29"><text:a xlink:type="simple" xlink:href="https://pypi.org/project/SpeechRecognition/1.2.0/"><text:span text:style-name="T2">https://pypi.org/project/SpeechRecognition/1.2.0/</text:span></text:a></text:p>
        </text:list-item>
      </text:list>
      <text:p text:style-name="P8"/>
      <text:p text:style-name="P5"/>
      <text:p text:style-name="P6">ROBOT <text:span text:style-name="T8">find</text:span> <text:span text:style-name="T4">coordinate</text:span> X Y Z</text:p>
      <text:list xml:id="list6738075494628369343" text:style-name="L15">
        <text:list-item>
          <text:p text:style-name="P23">rostopic echo /move_base/goal</text:p>
        </text:list-item>
      </text:list>
      <text:p text:style-name="P6"><text:tab/></text:p>
      <text:p text:style-name="P6"><text:tab/><text:span text:style-name="T5">directory file</text:span></text:p>
      <text:list xml:id="list7387961628757144472" text:style-name="L16">
        <text:list-item>
          <text:p text:style-name="P24">home/catkin/src/speechnavi/scripts</text:p>
        </text:list-item>
      </text:list>
      <text:p text:style-name="P6"/>
      <text:p text:style-name="P7">ROBOT AUTO MOVE</text:p>
      <text:list xml:id="list6767118268817826838" text:style-name="L17">
        <text:list-item>
          <text:p text:style-name="P25">source ~/catkin/devel/setup.bash</text:p>
        </text:list-item>
        <text:list-item>
          <text:p text:style-name="P25">rosrun speechnavi speechnavi.py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5:01:01.601607967</meta:creation-date>
    <dc:date>2021-03-13T23:09:51.967963941</dc:date>
    <meta:editing-duration>PT1H28M57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57" meta:word-count="236" meta:character-count="2062" meta:non-whitespace-character-count="1904"/>
  </office:meta>
</office:document-meta>
</file>